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DefaultTable" style:family="table">
      <style:table-properties style:rel-width="80%" style:may-break-between-rows="false" fo:margin-top="0cm" fo:margin-bottom="0.5cm" table:align="center" fo:background-color="transparent">
        <!-- oasis doc says that style:width is mandatory.-->
        <style:background-image/>
      </style:table-properties>
    </style:style>
    <style:style style:name="TableAlignLeft" style:family="table-column">
      <style:table-column-properties style:use-optimal-column-width="true"/>
      <style:paragraph-properties fo:text-align="left"/>
    </style:style>
    <style:style style:name="TableAlignCenter" style:family="table-column">
      <style:table-column-properties style:use-optimal-column-width="true"/>
      <style:paragraph-properties fo:text-align="center"/>
    </style:style>
    <style:style style:name="TableAlignRight" style:family="table-column">
      <style:table-column-properties style:use-optimal-column-width="true"/>
      <style:paragraph-properties fo:text-align="right"/>
    </style:style>
    <style:style style:name="TableAlignDefault" style:family="table-column">
      <style:table-column-properties style:use-optimal-column-width="true"/>
    </style:style>
    <style:style style:name="TableHeaderRowCell" style:family="table-cell">
      <style:table-cell-properties fo:padding="0.1cm" fo:border-left="none" fo:border-right="none" fo:border-top="0.5pt solid #000000" fo:border-bottom="0.5pt solid #000000"/>
    </style:style>
    <style:style style:name="TableRowCell" style:family="table-cell">
      <style:table-cell-properties fo:padding="0.1cm" fo:border="none"/>
    </style:style>
    <style:style style:name="TableBottomRowCell" style:family="table-cell">
      <style:table-cell-properties fo:padding="0.1cm" fo:border-left="none" fo:border-right="none" fo:border-top="none" fo:border-bottom="0.5pt solid #000000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First_20_paragraph">This is a work in progress attempting to provide a better ODT writer to <text:a xlink:type="simple" xlink:href="https://pandoc.org/" office:name=""><text:span text:style-name="Definition">Pandoc</text:span></text:a>.<text:line-break/>Indeed, the original writer generates a lot of inline styles in the output ODT (<text:a xlink:type="simple" xlink:href="https://www.libreoffice.org" office:name=""><text:span text:style-name="Definition">LibreOffice</text:span></text:a>/OpenOffice) document. It makes it difficult to customize the output with a reference document (<text:span text:style-name="Source_Text">reference.odt</text:span>).</text:p>
      <text:h text:style-name="Heading_20_2" text:outline-level="2"><text:bookmark-start text:name="use-case"/>Use case<text:bookmark-end text:name="use-case"/></text:h>
      <text:p text:style-name="First_20_paragraph">The typical use case is to write a document in <text:a xlink:type="simple" xlink:href="https://daringfireball.net/projects/markdown/" office:name=""><text:span text:style-name="Definition">Markdown</text:span></text:a> and then render it in PDF (via <text:a xlink:type="simple" xlink:href="http://www.latex-project.org/" office:name=""><text:span text:style-name="Definition">LaTex</text:span></text:a>, html, or <text:a xlink:type="simple" xlink:href="https://en.wikipedia.org/wiki/OpenDocument" office:name=""><text:span text:style-name="Definition">ODT</text:span>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 lists and numbered lists) and a clean reference doc as a proof of concept.</text:p>
        </text:list-item>
        <text:list-item>
          <text:p text:style-name="Text_20_body_20_tight">Implement Tables</text:p>
        </text:list-item>
        <text:list-item>
          <text:p text:style-name="Text_20_body_20_tight">Implement by iteration all Pandoc objects.</text:p>
        </text:list-item>
        <text:list-item>
          <text:p text:style-name="Text_20_body_20_tight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First_20_paragraph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First_20_paragraph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First_20_paragraph">This is a quotation from the great philosopher Jagger (as reported by D<text:span text:style-name="Superscript">r</text:span> Gregory House) :</text:p>
      <text:p text:style-name="Quotations">You can’t always get what you want.</text:p>
      <text:p text:style-name="Text_20_body">And another from D<text:span text:style-name="Superscript">r</text:span>. Gregory House (MD) :</text:p>
      <text:p text:style-name="Quotations">Reality is almost always wrong</text:p>
      <text:p text:style-name="Quotations"><text:span text:style-name="Emphasis">House S1E3</text:span></text:p>
      <text:h text:style-name="Heading_20_4" text:outline-level="4"><text:bookmark-start text:name="code-block"/>Code block<text:bookmark-end text:name="code-block"/></text:h>
      <text:p text:style-name="First_20_paragraph">Here is some xml code.</text:p>
      <text:p text:style-name="Preformatted_20_Text">
<text:span text:style-name="NormalTok"><text:s text:c="4"/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6"/>style:family=</text:span><text:span text:style-name="StringTok">"paragraph"</text:span>
</text:p>
      <text:p text:style-name="Preformatted_20_Text">
<text:span text:style-name="OtherTok"><text:s text:c="6"/>style:parent-style-name=</text:span><text:span text:style-name="StringTok">"Standard"</text:span>
</text:p>
      <text:p text:style-name="Preformatted_20_Text">
<text:span text:style-name="OtherTok"><text:s text:c="6"/>style:class=</text:span><text:span text:style-name="StringTok">"html"</text:span><text:span text:style-name="NormalTok">&gt;</text:span>
</text:p>
      <text:p text:style-name="Preformatted_20_Text">
<text:span text:style-name="NormalTok"><text:s text:c="6"/></text:span><text:span text:style-name="CommentTok">&lt;!-- What about the style:class ? --&gt;</text:span>
</text:p>
      <text:p text:style-name="Preformatted_20_Text">
<text:span text:style-name="NormalTok"><text:s text:c="6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6"/>&lt;</text:span><text:span text:style-name="KeywordTok">style:paragraph-properties</text:span>
</text:p>
      <text:p text:style-name="Preformatted_20_Text">
<text:span text:style-name="OtherTok"><text:s text:c="8"/>fo:margin-left=</text:span><text:span text:style-name="StringTok">"1cm"</text:span>
</text:p>
      <text:p text:style-name="Preformatted_20_Text">
<text:span text:style-name="OtherTok"><text:s text:c="8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8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8"/>fo:text-indent=</text:span><text:span text:style-name="StringTok">"0in"</text:span>
</text:p>
      <text:p text:style-name="Preformatted_20_Text">
<text:span text:style-name="OtherTok"><text:s text:c="8"/>style:auto-text-indent=</text:span><text:span text:style-name="StringTok">"false"</text:span><text:span text:style-name="NormalTok"><text:s text:c="1"/>/&gt;</text:span>
</text:p>
      <text:p text:style-name="Preformatted_20_Text">
<text:span text:style-name="NormalTok"><text:s text:c="4"/>&lt;/</text:span><text:span text:style-name="KeywordTok">style:style</text:span><text:span text:style-name="NormalTok">&gt;</text:span>
</text:p>
      <text:h text:style-name="Heading_20_4" text:outline-level="4"><text:bookmark-start text:name="tables"/>Tables<text:bookmark-end text:name="tables"/></text:h>
      <text:p text:style-name="Table">Table <text:sequence text:ref-name="refTable1" text:name="Table" text:formula="ooow:Table+1" style:num-format="1">1</text:sequence>: <text:span text:style-name="Emphasis">Simple</text:span> Table</text:p>
      <table:table table:name="Table1" table:style-name="DefaultTable">
        <table:table-column table:style-name="TableAlignLeft"/>
        <table:table-column table:style-name="TableAlignCenter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p text:style-name="Table">Table <text:sequence text:ref-name="refTable2" text:name="Table" text:formula="ooow:Table+1" style:num-format="1">2</text:sequence>: <text:span text:style-name="Strong_20_Emphasis">Not</text:span> so <text:span text:style-name="Emphasis">Simple</text:span> Table<text:line-break/>Gnouf</text:p>
      <table:table table:name="Table2" table:style-name="DefaultTable">
        <table:table-column table:style-name="TableAlignLeft"/>
        <table:table-column table:style-name="TableAlignCenter"/>
        <table:table-column table:style-name="TableAlignDefault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">definitely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">1000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">25.5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First_20_paragraph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 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 <text:span text:style-name="Strong_20_Emphasis">level one</text:span></text:p>
        </text:list-item>
        <text:list-item>
          <text:p text:style-name="Quotations_20_tight">Ends with Level one</text:p>
        </text:list-item>
      </text:list>
      <text:p text:style-name="Quotations">This is a loose ordered 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First_20_paragraph">This is <text:span text:style-name="Emphasis">emphasized</text:span>. This is <text:span text:style-name="Strong_20_Emphasis">strong</text:span>. This is <text:span text:style-name="Source_Text">code</text:span>.</text:p>
      <text:h text:style-name="Heading_20_4" text:outline-level="4"><text:bookmark-start text:name="strikeout"/>Strikeout<text:bookmark-end text:name="strikeout"/></text:h>
      <text:p text:style-name="First_20_paragraph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First_20_paragraph">This is done via Pandoc Markdown. <text:a xlink:type="simple" xlink:href="https://github.github.com/gfm/" office:name=""><text:span text:style-name="Definition">GitHub Flavored Markdown</text:span></text:a> (GFM) doesn’t know them and the <text:span text:style-name="Source_Text">~</text:span> syntax is equivalent to the <text:span text:style-name="Source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Definition_20_Term">Glucose</text:p>
      <text:p text:style-name="Definition_20_Definition">C<text:span text:style-name="Subscript">6</text:span>H<text:span text:style-name="Subscript">12</text:span>O<text:span text:style-name="Subscript">6</text:span></text:p>
      <text:p text:style-name="Definition_20_Term">Water</text:p>
      <text:p text:style-name="Definition_20_Definition">H<text:span text:style-name="Subscript">2</text:span>O</text:p>
      <text:p text:style-name="Definition_20_Term">Methanol</text:p>
      <text:p text:style-name="Definition_20_Definition">CH<text:span text:style-name="Subscript">3</text:span>OH</text:p>
      <text:p text:style-name="Definition_20_Term">Ethanol</text:p>
      <text:p text:style-name="Definition_20_Definition">CH<text:span text:style-name="Subscript">3</text:span>CH<text:span text:style-name="Subscript">2</text:span>OH</text:p>
      <text:p text:style-name="Definition_20_Term">Acetic Acid</text:p>
      <text:p text:style-name="Definition_20_Definition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First_20_paragraph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default-style style:family="table-cell">
      <style:table-cell-properties fo:padding="0.5cm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15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class="text" style:display-name="Table Contents" style:family="paragraph" style:name="Table_20_Contents" style:parent-style-name="Standard">
    </style:style>
    <style:style style:class="text" style:display-name="Table Contents Left Aligned" style:family="paragraph" style:name="Table_20_Contents_20_AlignLeft" style:parent-style-name="Table_20_Contents">
      <style:paragraph-properties style:justify-single-word="false" fo:text-align="left"/>
    </style:style>
    <style:style style:class="text" style:display-name="Table Contents Right Aligned" style:family="paragraph" style:name="Table_20_Contents_20_AlignRight" style:parent-style-name="Table_20_Contents">
      <style:paragraph-properties style:justify-single-word="false" fo:text-align="right"/>
    </style:style>
    <style:style style:class="text" style:display-name="Table Contents Centered" style:family="paragraph" style:name="Table_20_Contents_20_AlignCenter" style:parent-style-name="Table_20_Contents">
      <style:paragraph-properties style:justify-single-word="false" fo:text-align="center"/>
    </style:style>
    <style:style style:class="text" style:display-name="Table Heading" style:family="paragraph" style:name="Table_20_Heading" style:parent-style-name="Table_20_Contents">
    </style:style>
    <style:style style:class="text" style:display-name="Table Heading Left Aligned" style:family="paragraph" style:name="Table_20_Heading_20_AlignLeft" style:parent-style-name="Table_20_Heading">
      <style:paragraph-properties style:justify-single-word="false" fo:text-align="left"/>
    </style:style>
    <style:style style:class="text" style:display-name="Table Heading Right Aligned" style:family="paragraph" style:name="Table_20_Heading_20_AlignRight" style:parent-style-name="Table_20_Heading">
      <style:paragraph-properties style:justify-single-word="false" fo:text-align="right"/>
    </style:style>
    <style:style style:class="text" style:display-name="Table Heading Centered" style:family="paragraph" style:name="Table_20_Heading_20_AlignCenter" style:parent-style-name="Table_20_Heading">
      <style:paragraph-properties style:justify-single-word="false" fo:text-align="center"/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.Head"/>
      <table:last-row table:style-name="Table.Foot"/>
      <table:body table:style-name="Table.Body"/>
    </table:table-templat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Source_Text">
      <style:text-properties style:font-name="Courier New" style:font-name-asian="Courier New" style:font-name-complex="Courier New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4-03-18T18:44:43Z</meta:creation-date>
    <dc:date>2024-03-18T18:44:43Z</dc:date>
    <meta:user-defined meta:name="automatic-styles" meta:value-type="string"/>
  </office:meta>
</office:document-meta>
</file>